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5cm" style:rel-column-width="9350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D" style:family="table-column">
      <style:table-column-properties style:column-width="2.427cm" style:rel-column-width="9357*"/>
    </style:style>
    <style:style style:name="Table3.E" style:family="table-column">
      <style:table-column-properties style:column-width="2.408cm" style:rel-column-width="9282*"/>
    </style:style>
    <style:style style:name="Table3.F" style:family="table-column">
      <style:table-column-properties style:column-width="2.45cm" style:rel-column-width="9445*"/>
    </style:style>
    <style:style style:name="Table3.G" style:family="table-column">
      <style:table-column-properties style:column-width="2.431cm" style:rel-column-width="9374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91cm" style:rel-column-width="18492*"/>
    </style:style>
    <style:style style:name="Table17.C" style:family="table-column">
      <style:table-column-properties style:column-width="6.923cm" style:rel-column-width="26726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7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2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3" style:family="paragraph" style:parent-style-name="Text_20_body">
      <style:text-properties style:language-asian="zh" style:country-asian="TW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fo:color="#000000"/>
    </style:style>
    <style:style style:name="T2" style:family="text">
      <style:text-properties fo:font-weight="bold" style:language-asian="zh" style:country-asian="TW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bookmark-start text:name="Toolbarbutton"/>Toolbarbutton<text:bookmark-end text:name="Toolbarbutton"/></text:h>
      <text:p text:style-name="P13"><text:span text:style-name="Source_20_Text">Toolbarbutton is composed of HTML A tag.</text:span></text:p>
      <text:p text:style-name="Text_20_body"><text:s/><text:span text:style-name="T3">S</text:span><text:span text:style-name="T2">ource</text:span>:</text:p>
      <text:list text:style-name="L1">
        <text:list-item>
          <text:p text:style-name="P15"><text:a xlink:type="simple" xlink:href="http://zk1.svn.sourceforge.net/viewvc/zk1/branches/3.5/zul/src/archive/web/zul/css/cmps/toolbar.css.dsp?view=markup">The CSS source of Toolbarbutton from SVN</text:a></text:p>
        </text:list-item>
      </text:list>
      <text:h text:style-name="Heading_20_3" text:outline-level="3">Mold: Default</text:h>
      <text:p text:style-name="P12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3.2cm" svg:height="0.937cm" draw:z-index="0"><draw:image xlink:href="../images/toolbarbutton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5.689cm" svg:height="3.201cm" draw:z-index="1"><draw:image xlink:href="../images/toolbarbutton2.jpg" xlink:type="simple" xlink:show="embed" xlink:actuate="onLoad"/></draw:frame></text:p>
          </table:table-cell>
        </table:table-row>
      </table:table>
      <text:p text:style-name="P9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5">Action:</text:p>
          </table:table-cell>
          <table:table-cell table:style-name="Table3.A1" office:value-type="string">
            <text:p text:style-name="P4">Normal (Open)</text:p>
          </table:table-cell>
          <table:table-cell table:style-name="Table3.A1" office:value-type="string">
            <text:p text:style-name="P4">Hover</text:p>
          </table:table-cell>
          <table:table-cell table:style-name="Table3.A1" office:value-type="string">
            <text:p text:style-name="P4">Click, Select, and Drag.</text:p>
          </table:table-cell>
          <table:table-cell table:style-name="Table3.A1" office:value-type="string">
            <text:p text:style-name="P4">Focus</text:p>
          </table:table-cell>
          <table:table-cell table:style-name="Table3.A1" office:value-type="string">
            <text:p text:style-name="P4">Focus and Hover</text:p>
          </table:table-cell>
          <table:table-cell table:style-name="Table3.G1" office:value-type="string">
            <text:p text:style-name="P5">Disable</text:p>
          </table:table-cell>
        </table:table-row>
        <table:table-row>
          <table:table-cell table:style-name="Table3.A2" office:value-type="string">
            <text:p text:style-name="P5">CSS naming:</text:p>
          </table:table-cell>
          <table:table-cell table:style-name="Table3.A2" office:value-type="string">
            <text:p text:style-name="P2"><text:span text:style-name="Source_20_Text">z-toolbar-button</text:span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G2" office:value-type="string">
            <text:p text:style-name="P2">-disd</text:p>
          </table:table-cell>
        </table:table-row>
        <table:table-row>
          <table:table-cell table:style-name="Table3.A2" office:value-type="string">
            <text:p text:style-name="P5">Supported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G2" office:value-type="string">
            <text:p text:style-name="P2">!</text:p>
          </table:table-cell>
        </table:table-row>
      </table:table>
      <text:p text:style-name="P12"><text:tab/>Note: <text:span text:style-name="T4">An exclamation mark(!)</text:span><text:span text:style-name="T5"> means the action effect uses CSS </text:span><text:span text:style-name="Source_20_Text"><text:span text:style-name="T6">opacity</text:span></text:span><text:span text:style-name="Source_20_Text"><text:span text:style-name="T7"> </text:span></text:span><text:span text:style-name="Source_20_Text"><text:span text:style-name="T6">to do it, not CSS</text:span></text:span><text:span text:style-name="Source_20_Text"><text:span text:style-name="T7"> </text:span></text:span><text:span text:style-name="Source_20_Text"><text:span text:style-name="T6">background-position</text:span></text:span><text:span text:style-name="Source_20_Text"><text:span text:style-name="T7">.</text:span></text:span></text:p>
      <text:p text:style-name="P8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0">Class Name</text:p>
          </table:table-cell>
          <table:table-cell table:style-name="Table17.A1" office:value-type="string">
            <text:p text:style-name="P11">Description</text:p>
          </table:table-cell>
          <table:table-cell table:style-name="Table17.C1" office:value-type="string">
            <text:p text:style-name="P11">Default Values</text:p>
          </table:table-cell>
        </table:table-row>
        <table:table-row>
          <table:table-cell table:style-name="Table17.A2" office:value-type="string">
            <text:p text:style-name="P6">.z-toolbar-button</text:p>
          </table:table-cell>
          <table:table-cell table:style-name="Table17.B2" office:value-type="string">
            <text:p text:style-name="P3">Font size</text:p>
          </table:table-cell>
          <table:table-cell table:style-name="Table17.C2" office:value-type="string">
            <text:p text:style-name="P14">font-family: <text:span text:style-name="T1">${fontFamilyT}</text:span>; font-size: <text:span text:style-name="T1">${fontSizeM}</text:span>; font-weight: normal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28:07</dc:date>
    <meta:editing-cycles>27</meta:editing-cycles>
    <meta:editing-duration>PT4H51M24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1" meta:paragraph-count="29" meta:word-count="81" meta:character-count="521"/>
  </office:meta>
</office:document-meta>
</file>